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4" style:family="table-cell" style:parent-style-name="Default" style:data-style-name="N0">
      <style:text-properties style:font-name="Noto Sans Mono" style:font-name-asian="Noto Sans Mono" style:font-name-complex="Noto Sans Mono"/>
    </style:style>
    <style:style style:name="ce5" style:family="table-cell" style:parent-style-name="Default" style:data-style-name="N0"/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 style:font-name-asian="Noto Sans Mono" style:font-name-complex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3" table:default-cell-style-name="ce4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ce5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ce5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1.299" calcext:value-type="float">
            <text:p>1.299</text:p>
          </table:table-cell>
          <table:table-cell table:formula="of:=-[.C4]" office:value-type="float" office:value="-1.299" calcext:value-type="float">
            <text:p>-1.299</text:p>
          </table:table-cell>
          <table:table-cell table:style-name="ce7" office:value-type="float" office:value="9.168" calcext:value-type="float">
            <text:p>9.168</text:p>
          </table:table-cell>
          <table:table-cell table:style-name="ce7" office:value-type="float" office:value="9.827" calcext:value-type="float">
            <text:p>9.827</text:p>
          </table:table-cell>
          <table:table-cell table:style-name="ce5" table:formula="of:=-[.F4]" office:value-type="float" office:value="-9.827" calcext:value-type="float">
            <text:p>-9.827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2</text:p>
          </table:table-cell>
          <table:table-cell table:style-name="ce7" office:value-type="float" office:value="17.471" calcext:value-type="float">
            <text:p>17.471</text:p>
          </table:table-cell>
          <table:table-cell table:style-name="ce7" office:value-type="float" office:value="9.657" calcext:value-type="float">
            <text:p>9.657</text:p>
          </table:table-cell>
          <table:table-cell table:formula="of:=-[.C5]" office:value-type="float" office:value="-9.657" calcext:value-type="float">
            <text:p>-9.657</text:p>
          </table:table-cell>
          <table:table-cell table:style-name="ce7" office:value-type="float" office:value="13.365" calcext:value-type="float">
            <text:p>13.365</text:p>
          </table:table-cell>
          <table:table-cell table:style-name="ce7" office:value-type="float" office:value="2.377" calcext:value-type="float">
            <text:p>2.377</text:p>
          </table:table-cell>
          <table:table-cell table:style-name="ce5" table:formula="of:=-[.F5]" office:value-type="float" office:value="-2.377" calcext:value-type="float">
            <text:p>-2.377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3</text:p>
          </table:table-cell>
          <table:table-cell table:style-name="ce7" office:value-type="float" office:value="16.116" calcext:value-type="float">
            <text:p>16.116</text:p>
          </table:table-cell>
          <table:table-cell table:style-name="ce7" office:value-type="float" office:value="12.714" calcext:value-type="float">
            <text:p>12.714</text:p>
          </table:table-cell>
          <table:table-cell table:formula="of:=-[.C6]" office:value-type="float" office:value="-12.714" calcext:value-type="float">
            <text:p>-12.714</text:p>
          </table:table-cell>
          <table:table-cell table:style-name="ce7" office:value-type="float" office:value="11.877" calcext:value-type="float">
            <text:p>11.877</text:p>
          </table:table-cell>
          <table:table-cell table:style-name="ce7" office:value-type="float" office:value="17.957" calcext:value-type="float">
            <text:p>17.957</text:p>
          </table:table-cell>
          <table:table-cell table:style-name="ce5" table:formula="of:=-[.F6]" office:value-type="float" office:value="-17.957" calcext:value-type="float">
            <text:p>-17.957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4</text:p>
          </table:table-cell>
          <table:table-cell table:style-name="ce7" office:value-type="float" office:value="6.423" calcext:value-type="float">
            <text:p>6.423</text:p>
          </table:table-cell>
          <table:table-cell table:style-name="ce7" office:value-type="float" office:value="13.902" calcext:value-type="float">
            <text:p>13.902</text:p>
          </table:table-cell>
          <table:table-cell table:formula="of:=-[.C7]" office:value-type="float" office:value="-13.902" calcext:value-type="float">
            <text:p>-13.902</text:p>
          </table:table-cell>
          <table:table-cell table:style-name="ce7" office:value-type="float" office:value="6.188" calcext:value-type="float">
            <text:p>6.188</text:p>
          </table:table-cell>
          <table:table-cell table:style-name="ce7" office:value-type="float" office:value="15.872" calcext:value-type="float">
            <text:p>15.872</text:p>
          </table:table-cell>
          <table:table-cell table:style-name="ce5" table:formula="of:=-[.F7]" office:value-type="float" office:value="-15.872" calcext:value-type="float">
            <text:p>-15.872</text:p>
          </table:table-cell>
          <table:table-cell table:formula="of:=[.E7]-[.B7]" office:value-type="float" office:value="-0.235" calcext:value-type="float">
            <text:p>-0.235</text:p>
          </table:table-cell>
          <table:table-cell table:formula="of:=[.G7]-[.D7]" office:value-type="float" office:value="-1.97" calcext:value-type="float">
            <text:p>-1.9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5</text:p>
          </table:table-cell>
          <table:table-cell table:style-name="ce7" office:value-type="float" office:value="4.283" calcext:value-type="float">
            <text:p>4.283</text:p>
          </table:table-cell>
          <table:table-cell table:style-name="ce7" office:value-type="float" office:value="18.284" calcext:value-type="float">
            <text:p>18.284</text:p>
          </table:table-cell>
          <table:table-cell table:formula="of:=-[.C8]" office:value-type="float" office:value="-18.284" calcext:value-type="float">
            <text:p>-18.284</text:p>
          </table:table-cell>
          <table:table-cell table:style-name="ce7" office:value-type="float" office:value="4.612" calcext:value-type="float">
            <text:p>4.612</text:p>
          </table:table-cell>
          <table:table-cell table:style-name="ce7" office:value-type="float" office:value="16.06" calcext:value-type="float">
            <text:p>16.06</text:p>
          </table:table-cell>
          <table:table-cell table:style-name="ce5" table:formula="of:=-[.F8]" office:value-type="float" office:value="-16.06" calcext:value-type="float">
            <text:p>-16.06</text:p>
          </table:table-cell>
          <table:table-cell table:formula="of:=[.E8]-[.B8]" office:value-type="float" office:value="0.329" calcext:value-type="float">
            <text:p>0.329</text:p>
          </table:table-cell>
          <table:table-cell table:formula="of:=[.G8]-[.D8]" office:value-type="float" office:value="2.224" calcext:value-type="float">
            <text:p>2.22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6</text:p>
          </table:table-cell>
          <table:table-cell table:style-name="ce7" office:value-type="float" office:value="12.16" calcext:value-type="float">
            <text:p>12.16</text:p>
          </table:table-cell>
          <table:table-cell table:style-name="ce7" office:value-type="float" office:value="21.259" calcext:value-type="float">
            <text:p>21.259</text:p>
          </table:table-cell>
          <table:table-cell table:formula="of:=-[.C9]" office:value-type="float" office:value="-21.259" calcext:value-type="float">
            <text:p>-21.259</text:p>
          </table:table-cell>
          <table:table-cell table:style-name="ce7" office:value-type="float" office:value="10.696" calcext:value-type="float">
            <text:p>10.696</text:p>
          </table:table-cell>
          <table:table-cell table:style-name="ce7" office:value-type="float" office:value="19.347" calcext:value-type="float">
            <text:p>19.347</text:p>
          </table:table-cell>
          <table:table-cell table:style-name="ce5" table:formula="of:=-[.F9]" office:value-type="float" office:value="-19.347" calcext:value-type="float">
            <text:p>-19.347</text:p>
          </table:table-cell>
          <table:table-cell table:formula="of:=[.E9]-[.B9]" office:value-type="float" office:value="-1.464" calcext:value-type="float">
            <text:p>-1.464</text:p>
          </table:table-cell>
          <table:table-cell table:formula="of:=[.G9]-[.D9]" office:value-type="float" office:value="1.912" calcext:value-type="float">
            <text:p>1.91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7</text:p>
          </table:table-cell>
          <table:table-cell table:style-name="ce7" office:value-type="float" office:value="19.225" calcext:value-type="float">
            <text:p>19.225</text:p>
          </table:table-cell>
          <table:table-cell table:style-name="ce7" office:value-type="float" office:value="21.842" calcext:value-type="float">
            <text:p>21.842</text:p>
          </table:table-cell>
          <table:table-cell table:formula="of:=-[.C10]" office:value-type="float" office:value="-21.842" calcext:value-type="float">
            <text:p>-21.842</text:p>
          </table:table-cell>
          <table:table-cell table:style-name="ce7" office:value-type="float" office:value="19.636" calcext:value-type="float">
            <text:p>19.636</text:p>
          </table:table-cell>
          <table:table-cell table:style-name="ce7" office:value-type="float" office:value="23.274" calcext:value-type="float">
            <text:p>23.274</text:p>
          </table:table-cell>
          <table:table-cell table:style-name="ce5" table:formula="of:=-[.F10]" office:value-type="float" office:value="-23.274" calcext:value-type="float">
            <text:p>-23.274</text:p>
          </table:table-cell>
          <table:table-cell table:formula="of:=[.E10]-[.B10]" office:value-type="float" office:value="0.410999999999998" calcext:value-type="float">
            <text:p>0.410999999999998</text:p>
          </table:table-cell>
          <table:table-cell table:formula="of:=[.G10]-[.D10]" office:value-type="float" office:value="-1.432" calcext:value-type="float">
            <text:p>-1.43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8</text:p>
          </table:table-cell>
          <table:table-cell table:style-name="ce7" office:value-type="float" office:value="13.572" calcext:value-type="float">
            <text:p>13.572</text:p>
          </table:table-cell>
          <table:table-cell table:style-name="ce7" office:value-type="float" office:value="26.65" calcext:value-type="float">
            <text:p>26.65</text:p>
          </table:table-cell>
          <table:table-cell table:formula="of:=-[.C11]" office:value-type="float" office:value="-26.65" calcext:value-type="float">
            <text:p>-26.65</text:p>
          </table:table-cell>
          <table:table-cell table:style-name="ce7" office:value-type="float" office:value="13.705" calcext:value-type="float">
            <text:p>13.705</text:p>
          </table:table-cell>
          <table:table-cell table:style-name="ce7" office:value-type="float" office:value="29.048" calcext:value-type="float">
            <text:p>29.048</text:p>
          </table:table-cell>
          <table:table-cell table:style-name="ce5" table:formula="of:=-[.F11]" office:value-type="float" office:value="-29.048" calcext:value-type="float">
            <text:p>-29.048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9</text:p>
          </table:table-cell>
          <table:table-cell table:style-name="ce7" office:value-type="float" office:value="10.411" calcext:value-type="float">
            <text:p>10.411</text:p>
          </table:table-cell>
          <table:table-cell table:style-name="ce7" office:value-type="float" office:value="32.423" calcext:value-type="float">
            <text:p>32.423</text:p>
          </table:table-cell>
          <table:table-cell table:formula="of:=-[.C12]" office:value-type="float" office:value="-32.423" calcext:value-type="float">
            <text:p>-32.423</text:p>
          </table:table-cell>
          <table:table-cell table:style-name="ce7" office:value-type="float" office:value="14.41" calcext:value-type="float">
            <text:p>14.41</text:p>
          </table:table-cell>
          <table:table-cell table:style-name="ce7" office:value-type="float" office:value="31.342" calcext:value-type="float">
            <text:p>31.342</text:p>
          </table:table-cell>
          <table:table-cell table:style-name="ce5" table:formula="of:=-[.F12]" office:value-type="float" office:value="-31.342" calcext:value-type="float">
            <text:p>-31.342</text:p>
          </table:table-cell>
          <table:table-cell table:formula="of:=[.E12]-[.B12]" office:value-type="float" office:value="3.999" calcext:value-type="float">
            <text:p>3.999</text:p>
          </table:table-cell>
          <table:table-cell table:formula="of:=[.G12]-[.D12]" office:value-type="float" office:value="1.081" calcext:value-type="float">
            <text:p>1.08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0</text:p>
          </table:table-cell>
          <table:table-cell table:style-name="ce7" office:value-type="float" office:value="5.36" calcext:value-type="float">
            <text:p>5.36</text:p>
          </table:table-cell>
          <table:table-cell table:style-name="ce7" office:value-type="float" office:value="25.73" calcext:value-type="float">
            <text:p>25.73</text:p>
          </table:table-cell>
          <table:table-cell table:formula="of:=-[.C13]" office:value-type="float" office:value="-25.73" calcext:value-type="float">
            <text:p>-25.73</text:p>
          </table:table-cell>
          <table:table-cell table:style-name="ce7" office:value-type="float" office:value="-0.353" calcext:value-type="float">
            <text:p>-0.353</text:p>
          </table:table-cell>
          <table:table-cell table:style-name="ce7" office:value-type="float" office:value="24.243" calcext:value-type="float">
            <text:p>24.243</text:p>
          </table:table-cell>
          <table:table-cell table:style-name="ce5" table:formula="of:=-[.F13]" office:value-type="float" office:value="-24.243" calcext:value-type="float">
            <text:p>-24.243</text:p>
          </table:table-cell>
          <table:table-cell table:formula="of:=[.E13]-[.B13]" office:value-type="float" office:value="-5.713" calcext:value-type="float">
            <text:p>-5.713</text:p>
          </table:table-cell>
          <table:table-cell table:formula="of:=[.G13]-[.D13]" office:value-type="float" office:value="1.487" calcext:value-type="float">
            <text:p>1.48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1</text:p>
          </table:table-cell>
          <table:table-cell table:style-name="ce7" office:value-type="float" office:value="12.986" calcext:value-type="float">
            <text:p>12.986</text:p>
          </table:table-cell>
          <table:table-cell table:style-name="ce7" office:value-type="float" office:value="30.644" calcext:value-type="float">
            <text:p>30.644</text:p>
          </table:table-cell>
          <table:table-cell table:formula="of:=-[.C14]" office:value-type="float" office:value="-30.644" calcext:value-type="float">
            <text:p>-30.644</text:p>
          </table:table-cell>
          <table:table-cell table:style-name="ce7" office:value-type="float" office:value="14.138" calcext:value-type="float">
            <text:p>14.138</text:p>
          </table:table-cell>
          <table:table-cell table:style-name="ce7" office:value-type="float" office:value="30.083" calcext:value-type="float">
            <text:p>30.083</text:p>
          </table:table-cell>
          <table:table-cell table:style-name="ce5" table:formula="of:=-[.F14]" office:value-type="float" office:value="-30.083" calcext:value-type="float">
            <text:p>-30.083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number-columns-repeated="16375"/>
        </table:table-row>
        <table:table-row table:style-name="ro2">
          <table:table-cell table:style-name="ce5" table:number-columns-repeated="19"/>
          <table:table-cell table:number-columns-repeated="16365"/>
        </table:table-row>
        <table:table-row table:style-name="ro2">
          <table:table-cell/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table:style-name="ce5"/>
          <table:table-cell table:number-columns-repeated="16376"/>
        </table:table-row>
        <table:table-row table:style-name="ro2">
          <table:table-cell office:value-type="string" calcext:value-type="string">
            <text:p>Beam 2</text:p>
          </table:table-cell>
          <table:table-cell table:formula="of:=[.E18]" office:value-type="float" office:value="9.37267" calcext:value-type="float">
            <text:p>9.37267</text:p>
          </table:table-cell>
          <table:table-cell table:formula="of:=[.F18]" office:value-type="float" office:value="-2.313666" calcext:value-type="float">
            <text:p>-2.313666</text:p>
          </table:table-cell>
          <table:table-cell/>
          <table:table-cell office:value-type="float" office:value="15.19348" calcext:value-type="float">
            <text:p>15.19348</text:p>
          </table:table-cell>
          <table:table-cell table:style-name="ce5" office:value-type="float" office:value="-5.62762" calcext:value-type="float">
            <text:p>-5.62762</text:p>
          </table:table-cell>
          <table:table-cell/>
          <table:table-cell table:style-name="ce5"/>
          <table:table-cell table:number-columns-repeated="16376"/>
        </table:table-row>
        <table:table-row table:style-name="ro2">
          <table:table-cell office:value-type="string" calcext:value-type="string">
            <text:p>Beam 3</text:p>
          </table:table-cell>
          <table:table-cell office:value-type="float" office:value="15.19348" calcext:value-type="float">
            <text:p>15.19348</text:p>
          </table:table-cell>
          <table:table-cell table:style-name="ce5" office:value-type="float" office:value="-5.62762" calcext:value-type="float">
            <text:p>-5.62762</text:p>
          </table:table-cell>
          <table:table-cell/>
          <table:table-cell office:value-type="float" office:value="14.97824" calcext:value-type="float">
            <text:p>14.97824</text:p>
          </table:table-cell>
          <table:table-cell table:style-name="ce5" office:value-type="float" office:value="-14.12373" calcext:value-type="float">
            <text:p>-14.1237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4</text:p>
          </table:table-cell>
          <table:table-cell office:value-type="float" office:value="14.97824" calcext:value-type="float">
            <text:p>14.97824</text:p>
          </table:table-cell>
          <table:table-cell table:style-name="ce5" office:value-type="float" office:value="-14.12373" calcext:value-type="float">
            <text:p>-14.12373</text:p>
          </table:table-cell>
          <table:table-cell/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5</text:p>
          </table:table-cell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/>
          <table:table-cell office:value-type="float" office:value="12.01388" calcext:value-type="float">
            <text:p>12.01388</text:p>
          </table:table-cell>
          <table:table-cell office:value-type="float" office:value="-21.06885" calcext:value-type="float">
            <text:p>-21.068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6</text:p>
          </table:table-cell>
          <table:table-cell table:formula="of:=[.E22]" office:value-type="float" office:value="12.01388" calcext:value-type="float">
            <text:p>12.01388</text:p>
          </table:table-cell>
          <table:table-cell table:formula="of:=[.F22]" office:value-type="float" office:value="-21.06885" calcext:value-type="float">
            <text:p>-21.06885</text:p>
          </table:table-cell>
          <table:table-cell/>
          <table:table-cell office:value-type="float" office:value="13.55218" calcext:value-type="float">
            <text:p>13.55218</text:p>
          </table:table-cell>
          <table:table-cell office:value-type="float" office:value="-26.69201" calcext:value-type="float">
            <text:p>-26.6920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7</text:p>
          </table:table-cell>
          <table:table-cell table:formula="of:=[.E23]" office:value-type="float" office:value="13.55218" calcext:value-type="float">
            <text:p>13.55218</text:p>
          </table:table-cell>
          <table:table-cell table:formula="of:=[.F23]" office:value-type="float" office:value="-26.69201" calcext:value-type="float">
            <text:p>-26.69201</text:p>
          </table:table-cell>
          <table:table-cell/>
          <table:table-cell office:value-type="float" office:value="12.99558" calcext:value-type="float">
            <text:p>12.99558</text:p>
          </table:table-cell>
          <table:table-cell office:value-type="float" office:value="-30.63934" calcext:value-type="float">
            <text:p>-30.639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8</text:p>
          </table:table-cell>
          <table:table-cell table:formula="of:=[.E24]" office:value-type="float" office:value="12.99558" calcext:value-type="float">
            <text:p>12.99558</text:p>
          </table:table-cell>
          <table:table-cell table:formula="of:=[.F24]" office:value-type="float" office:value="-30.63934" calcext:value-type="float">
            <text:p>-30.63934</text:p>
          </table:table-cell>
          <table:table-cell/>
          <table:table-cell office:value-type="float" office:value="3.8095" calcext:value-type="float">
            <text:p>3.8095</text:p>
          </table:table-cell>
          <table:table-cell office:value-type="float" office:value="-25.32643" calcext:value-type="float">
            <text:p>-25.3264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9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0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1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2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3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4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5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6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7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1</text:p>
          </table:table-cell>
          <table:table-cell table:formula="of:=[.E18]-[.B18]" office:value-type="float" office:value="-4.62733" calcext:value-type="float">
            <text:p>-4.62733</text:p>
          </table:table-cell>
          <table:table-cell table:formula="of:=[.F18]-[.C18]" office:value-type="float" office:value="-2.313666" calcext:value-type="float">
            <text:p>-2.313666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style-name="ce5" table:formula="of:=DEGREES(ACOS(([.B38]*[.D38]+[.C38]*[.E38])/(SQRT([.B38]^2+[.C38]^2)*SQRT([.D38]^2+[.E38]^2))))" office:value-type="float" office:value="61.8766200758957" calcext:value-type="float">
            <text:p>61.8766200758957</text:p>
          </table:table-cell>
          <table:table-cell table:formula="of:=DEGREES(ACOS(([.D38])/(SQRT( ([.D38])^2 + ([.E38])^2 )*SQRT(1^2) )))" office:value-type="float" office:value="91.5583188413961" calcext:value-type="float">
            <text:p>91.5583188413961</text:p>
          </table:table-cell>
          <table:table-cell table:formula="of:=[.F38]-[.G38]" office:value-type="float" office:value="-29.6816987655004" calcext:value-type="float">
            <text:p>-29.6816987655004</text:p>
          </table:table-cell>
          <table:table-cell table:style-name="ce5" table:formula="of:=DEGREES(SIN(RADIANS([.H38])))/DEGREES(COS(RADIANS([.H38])))" office:value-type="float" office:value="-0.569966669420662" calcext:value-type="float">
            <text:p>-0.569966669420662</text:p>
          </table:table-cell>
          <table:table-cell table:formula="of:=[.F18]-[.I38]*[.E18]" office:value-type="float" office:value="3.02844350347896" calcext:value-type="float">
            <text:p>3.0284435034789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2</text:p>
          </table:table-cell>
          <table:table-cell table:formula="of:=[.E19]-[.B19]" office:value-type="float" office:value="5.82081" calcext:value-type="float">
            <text:p>5.82081</text:p>
          </table:table-cell>
          <table:table-cell table:formula="of:=[.F19]-[.C19]" office:value-type="float" office:value="-3.313954" calcext:value-type="float">
            <text:p>-3.313954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style-name="ce5" table:formula="of:=DEGREES(ACOS(([.B39]*[.D39]+[.C39]*[.E39])/(SQRT([.B39]^2+[.C39]^2)*SQRT([.D39]^2+[.E39]^2))))" office:value-type="float" office:value="149.077575725631" calcext:value-type="float">
            <text:p>149.077575725631</text:p>
          </table:table-cell>
          <table:table-cell table:formula="of:=-DEGREES(ACOS(([.D39])/(SQRT( ([.D39])^2 + ([.E39])^2 )*SQRT(1^2) )))" office:value-type="float" office:value="-119.423475956152" calcext:value-type="float">
            <text:p>-119.423475956152</text:p>
          </table:table-cell>
          <table:table-cell table:formula="of:=[.G39]-[.F39]" office:value-type="float" office:value="-268.501051681782" calcext:value-type="float">
            <text:p>-268.501051681782</text:p>
          </table:table-cell>
          <table:table-cell table:style-name="ce5" table:formula="of:=DEGREES(SIN(RADIANS([.H39])))/DEGREES(COS(RADIANS([.H39])))" office:value-type="float" office:value="-38.2152650627736" calcext:value-type="float">
            <text:p>-38.2152650627736</text:p>
          </table:table-cell>
          <table:table-cell table:formula="of:=[.F19]-[.I39]*[.E19]" office:value-type="float" office:value="574.995245425949" calcext:value-type="float">
            <text:p>574.99524542594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3</text:p>
          </table:table-cell>
          <table:table-cell table:formula="of:=[.E20]-[.B20]" office:value-type="float" office:value="-0.21524" calcext:value-type="float">
            <text:p>-0.21524</text:p>
          </table:table-cell>
          <table:table-cell table:formula="of:=[.F20]-[.C20]" office:value-type="float" office:value="-8.49611" calcext:value-type="float">
            <text:p>-8.49611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style-name="ce5" table:formula="of:=DEGREES(ACOS(([.B40]*[.D40]+[.C40]*[.E40])/(SQRT([.B40]^2+[.C40]^2)*SQRT([.D40]^2+[.E40]^2))))" office:value-type="float" office:value="37.5045494121925" calcext:value-type="float">
            <text:p>37.5045494121925</text:p>
          </table:table-cell>
          <table:table-cell table:formula="of:=-DEGREES(ACOS(([.D40])/(SQRT( ([.D40])^2 + ([.E40])^2 )*SQRT(1^2) )))" office:value-type="float" office:value="-128.955767235654" calcext:value-type="float">
            <text:p>-128.955767235654</text:p>
          </table:table-cell>
          <table:table-cell table:formula="of:=[.G40]-[.F40]" office:value-type="float" office:value="-166.460316647847" calcext:value-type="float">
            <text:p>-166.460316647847</text:p>
          </table:table-cell>
          <table:table-cell table:style-name="ce5" table:formula="of:=DEGREES(SIN(RADIANS([.H40])))/DEGREES(COS(RADIANS([.H40])))" office:value-type="float" office:value="0.240811406419635" calcext:value-type="float">
            <text:p>0.240811406419635</text:p>
          </table:table-cell>
          <table:table-cell table:formula="of:=[.F20]-[.I40]*[.E20]" office:value-type="float" office:value="-17.7306610400908" calcext:value-type="float">
            <text:p>-17.730661040090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5</text:p>
          </table:table-cell>
          <table:table-cell table:formula="of:=[.E21]-[.B21]" office:value-type="float" office:value="-10.45649" calcext:value-type="float">
            <text:p>-10.45649</text:p>
          </table:table-cell>
          <table:table-cell table:formula="of:=[.F21]-[.C21]" office:value-type="float" office:value="-2.52993" calcext:value-type="float">
            <text:p>-2.52993</text:p>
          </table:table-cell>
          <table:table-cell table:formula="of:=[.E8]-[.B8]" office:value-type="float" office:value="0.329" calcext:value-type="float">
            <text:p>0.329</text:p>
          </table:table-cell>
          <table:table-cell table:formula="of:=[.G8]-[.D8]" office:value-type="float" office:value="2.224" calcext:value-type="float">
            <text:p>2.224</text:p>
          </table:table-cell>
          <table:table-cell table:style-name="ce5" table:formula="of:=DEGREES(ACOS(([.B41]*[.D41]+[.C41]*[.E41])/(SQRT([.B41]^2+[.C41]^2)*SQRT([.D41]^2+[.E41]^2))))" office:value-type="float" office:value="112.016067203101" calcext:value-type="float">
            <text:p>112.016067203101</text:p>
          </table:table-cell>
          <table:table-cell table:formula="of:=-DEGREES(ACOS(([.D41])/(SQRT( ([.D41])^2 + ([.E41])^2 )*SQRT(1^2) )))" office:value-type="float" office:value="-81.5851691234011" calcext:value-type="float">
            <text:p>-81.5851691234011</text:p>
          </table:table-cell>
          <table:table-cell table:formula="of:=[.G41]+[.F41]" office:value-type="float" office:value="30.4308980796997" calcext:value-type="float">
            <text:p>30.4308980796997</text:p>
          </table:table-cell>
          <table:table-cell table:style-name="ce5" table:formula="of:=DEGREES(SIN(RADIANS([.H41])))/DEGREES(COS(RADIANS([.H41])))" office:value-type="float" office:value="0.587421642761638" calcext:value-type="float">
            <text:p>0.587421642761638</text:p>
          </table:table-cell>
          <table:table-cell table:formula="of:=[.F21]-[.I41]*[.E21]" office:value-type="float" office:value="-19.3098338131574" calcext:value-type="float">
            <text:p>-19.3098338131574</text:p>
          </table:table-cell>
          <table:table-cell office:value-type="string" calcext:value-type="string">
            <text:p>This one is uign mirror 5 instead because they arent in the correct order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6</text:p>
          </table:table-cell>
          <table:table-cell table:formula="of:=[.E22]-[.B22]" office:value-type="float" office:value="7.49213" calcext:value-type="float">
            <text:p>7.49213</text:p>
          </table:table-cell>
          <table:table-cell table:formula="of:=[.F22]-[.C22]" office:value-type="float" office:value="-4.41519" calcext:value-type="float">
            <text:p>-4.41519</text:p>
          </table:table-cell>
          <table:table-cell table:formula="of:=[.E9]-[.B9]" office:value-type="float" office:value="-1.464" calcext:value-type="float">
            <text:p>-1.464</text:p>
          </table:table-cell>
          <table:table-cell table:formula="of:=[.G9]-[.D9]" office:value-type="float" office:value="1.912" calcext:value-type="float">
            <text:p>1.912</text:p>
          </table:table-cell>
          <table:table-cell table:style-name="ce5" table:formula="of:=DEGREES(ACOS(([.B42]*[.D42]+[.C42]*[.E42])/(SQRT([.B42]^2+[.C42]^2)*SQRT([.D42]^2+[.E42]^2))))" office:value-type="float" office:value="157.952219518838" calcext:value-type="float">
            <text:p>157.952219518838</text:p>
          </table:table-cell>
          <table:table-cell table:formula="of:=-DEGREES(ACOS(([.D42])/(SQRT( ([.D42])^2 + ([.E42])^2 )*SQRT(1^2) )))" office:value-type="float" office:value="-127.440933018959" calcext:value-type="float">
            <text:p>-127.440933018959</text:p>
          </table:table-cell>
          <table:table-cell table:formula="of:=[.G42]-[.F42]" office:value-type="float" office:value="-285.393152537797" calcext:value-type="float">
            <text:p>-285.393152537797</text:p>
          </table:table-cell>
          <table:table-cell table:style-name="ce5" table:formula="of:=DEGREES(SIN(RADIANS([.H42])))/DEGREES(COS(RADIANS([.H42])))" office:value-type="float" office:value="3.6321725452335" calcext:value-type="float">
            <text:p>3.6321725452335</text:p>
          </table:table-cell>
          <table:table-cell table:formula="of:=[.F22]-[.I42]*[.E22]" office:value-type="float" office:value="-64.7053350977298" calcext:value-type="float">
            <text:p>-64.7053350977298</text:p>
          </table:table-cell>
          <table:table-cell office:value-type="string" calcext:value-type="string">
            <text:p>Mirror 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8</text:p>
          </table:table-cell>
          <table:table-cell table:formula="of:=[.E23]-[.B23]" office:value-type="float" office:value="1.5383" calcext:value-type="float">
            <text:p>1.5383</text:p>
          </table:table-cell>
          <table:table-cell table:formula="of:=[.F23]-[.C23]" office:value-type="float" office:value="-5.62316" calcext:value-type="float">
            <text:p>-5.62316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style-name="ce5" table:formula="of:=DEGREES(ACOS(([.B43]*[.D43]+[.C43]*[.E43])/(SQRT([.B43]^2+[.C43]^2)*SQRT([.D43]^2+[.E43]^2))))" office:value-type="float" office:value="12.1252498613715" calcext:value-type="float">
            <text:p>12.1252498613715</text:p>
          </table:table-cell>
          <table:table-cell table:formula="of:=-DEGREES(ACOS(([.D43])/(SQRT( ([.D43])^2 + ([.E43])^2 )*SQRT(1^2) )))" office:value-type="float" office:value="-86.8254631595177" calcext:value-type="float">
            <text:p>-86.8254631595177</text:p>
          </table:table-cell>
          <table:table-cell table:formula="of:=[.G43]-[.F43]" office:value-type="float" office:value="-98.9507130208892" calcext:value-type="float">
            <text:p>-98.9507130208892</text:p>
          </table:table-cell>
          <table:table-cell table:style-name="ce5" table:formula="of:=DEGREES(SIN(RADIANS([.H43])))/DEGREES(COS(RADIANS([.H43])))" office:value-type="float" office:value="6.34909504836134" calcext:value-type="float">
            <text:p>6.34909504836134</text:p>
          </table:table-cell>
          <table:table-cell table:formula="of:=[.F23]-[.I43]*[.E23]" office:value-type="float" office:value="-112.736088932502" calcext:value-type="float">
            <text:p>-112.73608893250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11</text:p>
          </table:table-cell>
          <table:table-cell table:formula="of:=[.E24]-[.B24]" office:value-type="float" office:value="-0.5566" calcext:value-type="float">
            <text:p>-0.5566</text:p>
          </table:table-cell>
          <table:table-cell table:formula="of:=[.F24]-[.C24]" office:value-type="float" office:value="-3.94733" calcext:value-type="float">
            <text:p>-3.94733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style-name="ce5" table:formula="of:=DEGREES(ACOS(([.B44]*[.D44]+[.C44]*[.E44])/(SQRT([.B44]^2+[.C44]^2)*SQRT([.D44]^2+[.E44]^2))))" office:value-type="float" office:value="123.991291052032" calcext:value-type="float">
            <text:p>123.991291052032</text:p>
          </table:table-cell>
          <table:table-cell table:formula="of:=-DEGREES(ACOS(([.D44])/(SQRT( ([.D44])^2 + ([.E44])^2 )*SQRT(1^2) )))" office:value-type="float" office:value="-25.9651172968241" calcext:value-type="float">
            <text:p>-25.9651172968241</text:p>
          </table:table-cell>
          <table:table-cell table:formula="of:=[.G44]-[.F44]" office:value-type="float" office:value="-149.956408348856" calcext:value-type="float">
            <text:p>-149.956408348856</text:p>
          </table:table-cell>
          <table:table-cell table:style-name="ce5" table:formula="of:=DEGREES(SIN(RADIANS([.H44])))/DEGREES(COS(RADIANS([.H44])))" office:value-type="float" office:value="0.578365138960617" calcext:value-type="float">
            <text:p>0.578365138960617</text:p>
          </table:table-cell>
          <table:table-cell table:formula="of:=[.F24]-[.I44]*[.E24]" office:value-type="float" office:value="-38.1555304325738" calcext:value-type="float">
            <text:p>-38.155530432573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10</text:p>
          </table:table-cell>
          <table:table-cell table:formula="of:=[.E25]-[.B25]" office:value-type="float" office:value="-9.18608" calcext:value-type="float">
            <text:p>-9.18608</text:p>
          </table:table-cell>
          <table:table-cell table:formula="of:=[.F25]-[.C25]" office:value-type="float" office:value="5.31291" calcext:value-type="float">
            <text:p>5.31291</text:p>
          </table:table-cell>
          <table:table-cell table:formula="of:=[.E13]-[.B13]" office:value-type="float" office:value="-5.713" calcext:value-type="float">
            <text:p>-5.713</text:p>
          </table:table-cell>
          <table:table-cell table:formula="of:=[.G13]-[.D13]" office:value-type="float" office:value="1.487" calcext:value-type="float">
            <text:p>1.487</text:p>
          </table:table-cell>
          <table:table-cell table:style-name="ce5" table:formula="of:=DEGREES(ACOS(([.B45]*[.D45]+[.C45]*[.E45])/(SQRT([.B45]^2+[.C45]^2)*SQRT([.D45]^2+[.E45]^2))))" office:value-type="float" office:value="15.4541655605447" calcext:value-type="float">
            <text:p>15.4541655605447</text:p>
          </table:table-cell>
          <table:table-cell table:formula="of:=-DEGREES(ACOS(([.D45])/(SQRT( ([.D45])^2 + ([.E45])^2 )*SQRT(1^2) )))" office:value-type="float" office:value="-165.410566598164" calcext:value-type="float">
            <text:p>-165.410566598164</text:p>
          </table:table-cell>
          <table:table-cell table:formula="of:=[.G45]-[.F45]" office:value-type="float" office:value="-180.864732158708" calcext:value-type="float">
            <text:p>-180.864732158708</text:p>
          </table:table-cell>
          <table:table-cell table:style-name="ce5" table:formula="of:=DEGREES(SIN(RADIANS([.H45])))/DEGREES(COS(RADIANS([.H45])))" office:value-type="float" office:value="-0.0150935693453945" calcext:value-type="float">
            <text:p>-0.0150935693453945</text:p>
          </table:table-cell>
          <table:table-cell table:formula="of:=[.F25]-[.I45]*[.E25]" office:value-type="float" office:value="-25.2689310475787" calcext:value-type="float">
            <text:p>-25.2689310475787</text:p>
          </table:table-cell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0"/>
          <table:table-cell table:style-name="ce5"/>
          <table:table-cell table:number-columns-repeated="1637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0"/>
          <table:table-cell office:value-type="string" calcext:value-type="string">
            <text:p>`</text:p>
          </table:table-cell>
          <table:table-cell table:number-columns-repeated="16373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7"/>
          <table:table-cell table:number-columns-repeated="16371"/>
        </table:table-row>
        <table:table-row table:style-name="ro2">
          <table:table-cell table:number-columns-repeated="2"/>
          <table:table-cell office:value-type="string" calcext:value-type="string">
            <text:p>OLD</text:p>
          </table:table-cell>
          <table:table-cell table:number-columns-repeated="3"/>
          <table:table-cell table:style-name="Default" table:number-columns-repeated="7"/>
          <table:table-cell table:number-columns-repeated="16371"/>
        </table:table-row>
        <table:table-row table:style-name="ro2" table:number-rows-repeated="4">
          <table:table-cell table:number-columns-repeated="6"/>
          <table:table-cell table:style-name="Default" table:number-columns-repeated="7"/>
          <table:table-cell table:number-columns-repeated="16371"/>
        </table:table-row>
        <table:table-row table:style-name="ro2">
          <table:table-cell table:number-columns-repeated="2"/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style-name="Default" table:number-columns-repeated="2"/>
          <table:table-cell table:number-columns-repeated="16371"/>
        </table:table-row>
        <table:table-row table:style-name="ro2">
          <table:table-cell table:number-columns-repeated="2"/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ce5" table:formula="of:=-[.H69]" office:value-type="float" office:value="0.8" calcext:value-type="float">
            <text:p>0.8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2">
          <table:table-cell table:number-columns-repeated="2"/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ce5" table:formula="of:=-[.H70]" office:value-type="float" office:value="-0" calcext:value-type="float">
            <text:p>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E71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ce5" table:formula="of:=-[.H71]" office:value-type="float" office:value="-9.83" calcext:value-type="float">
            <text:p>-9.83</text:p>
          </table:table-cell>
          <table:table-cell table:formula="of:=[.G71]-[.D71]" office:value-type="float" office:value="-0.23" calcext:value-type="float">
            <text:p>-0.23</text:p>
          </table:table-cell>
          <table:table-cell table:formula="of:=[.I71]-[.F71]" office:value-type="float" office:value="-8.53" calcext:value-type="float">
            <text:p>-8.5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E72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ce5" table:formula="of:=-[.H72]" office:value-type="float" office:value="-2.38" calcext:value-type="float">
            <text:p>-2.38</text:p>
          </table:table-cell>
          <table:table-cell table:formula="of:=[.G72]-[.D72]" office:value-type="float" office:value="-4.11" calcext:value-type="float">
            <text:p>-4.11</text:p>
          </table:table-cell>
          <table:table-cell table:formula="of:=[.I72]-[.F72]" office:value-type="float" office:value="7.28" calcext:value-type="float">
            <text:p>7.2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E73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ce5" table:formula="of:=-[.H73]" office:value-type="float" office:value="-17.96" calcext:value-type="float">
            <text:p>-17.96</text:p>
          </table:table-cell>
          <table:table-cell table:formula="of:=[.G73]-[.D73]" office:value-type="float" office:value="-4.24" calcext:value-type="float">
            <text:p>-4.24</text:p>
          </table:table-cell>
          <table:table-cell table:formula="of:=[.I73]-[.F73]" office:value-type="float" office:value="-5.25" calcext:value-type="float">
            <text:p>-5.25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E74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ce5" table:formula="of:=-[.H74]" office:value-type="float" office:value="-15.87" calcext:value-type="float">
            <text:p>-15.87</text:p>
          </table:table-cell>
          <table:table-cell table:formula="of:=[.G74]-[.D74]" office:value-type="float" office:value="-0.23" calcext:value-type="float">
            <text:p>-0.23</text:p>
          </table:table-cell>
          <table:table-cell table:formula="of:=[.I74]-[.F74]" office:value-type="float" office:value="-1.97" calcext:value-type="float">
            <text:p>-1.9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E75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ce5" table:formula="of:=-[.H75]" office:value-type="float" office:value="-16.06" calcext:value-type="float">
            <text:p>-16.06</text:p>
          </table:table-cell>
          <table:table-cell table:formula="of:=[.G75]-[.D75]" office:value-type="float" office:value="0.33" calcext:value-type="float">
            <text:p>0.33</text:p>
          </table:table-cell>
          <table:table-cell table:formula="of:=[.I75]-[.F75]" office:value-type="float" office:value="2.22" calcext:value-type="float">
            <text:p>2.2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E76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ce5" table:formula="of:=-[.H76]" office:value-type="float" office:value="-19.35" calcext:value-type="float">
            <text:p>-19.35</text:p>
          </table:table-cell>
          <table:table-cell table:formula="of:=[.G76]-[.D76]" office:value-type="float" office:value="-1.46" calcext:value-type="float">
            <text:p>-1.46</text:p>
          </table:table-cell>
          <table:table-cell table:formula="of:=[.I76]-[.F76]" office:value-type="float" office:value="1.91" calcext:value-type="float">
            <text:p>1.91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E77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ce5" table:formula="of:=-[.H77]" office:value-type="float" office:value="-23.27" calcext:value-type="float">
            <text:p>-23.27</text:p>
          </table:table-cell>
          <table:table-cell table:formula="of:=[.G77]-[.D77]" office:value-type="float" office:value="0.41" calcext:value-type="float">
            <text:p>0.41</text:p>
          </table:table-cell>
          <table:table-cell table:formula="of:=[.I77]-[.F77]" office:value-type="float" office:value="-1.43" calcext:value-type="float">
            <text:p>-1.4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E78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ce5" table:formula="of:=-[.H78]" office:value-type="float" office:value="-28.55" calcext:value-type="float">
            <text:p>-28.55</text:p>
          </table:table-cell>
          <table:table-cell table:formula="of:=[.G78]-[.D78]" office:value-type="float" office:value="0.0800000000000001" calcext:value-type="float">
            <text:p>0.0800000000000001</text:p>
          </table:table-cell>
          <table:table-cell table:formula="of:=[.I78]-[.F78]" office:value-type="float" office:value="-1.91" calcext:value-type="float">
            <text:p>-1.91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E79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ce5" table:formula="of:=-[.H79]" office:value-type="float" office:value="-31.34" calcext:value-type="float">
            <text:p>-31.34</text:p>
          </table:table-cell>
          <table:table-cell table:formula="of:=[.G79]-[.D79]" office:value-type="float" office:value="4" calcext:value-type="float">
            <text:p>4</text:p>
          </table:table-cell>
          <table:table-cell table:formula="of:=[.I79]-[.F79]" office:value-type="float" office:value="1.08" calcext:value-type="float">
            <text:p>1.0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E80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ce5" table:formula="of:=-[.H80]" office:value-type="float" office:value="-23.99" calcext:value-type="float">
            <text:p>-23.99</text:p>
          </table:table-cell>
          <table:table-cell table:formula="of:=[.G80]-[.D80]" office:value-type="float" office:value="-5.71" calcext:value-type="float">
            <text:p>-5.71</text:p>
          </table:table-cell>
          <table:table-cell table:formula="of:=[.I80]-[.F80]" office:value-type="float" office:value="1.48" calcext:value-type="float">
            <text:p>1.4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E81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ce5" table:formula="of:=-[.H81]" office:value-type="float" office:value="-29.99" calcext:value-type="float">
            <text:p>-29.99</text:p>
          </table:table-cell>
          <table:table-cell table:formula="of:=[.G81]-[.D81]" office:value-type="float" office:value="1.08" calcext:value-type="float">
            <text:p>1.08</text:p>
          </table:table-cell>
          <table:table-cell table:formula="of:=[.I81]-[.F81]" office:value-type="float" office:value="0.510000000000002" calcext:value-type="float">
            <text:p>0.510000000000002</text:p>
          </table:table-cell>
          <table:table-cell table:number-columns-repeated="16373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/>
          <table:table-cell table:style-name="ce7" office:value-type="string" calcext:value-type="string">
            <text:p>Mirror 1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2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3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4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5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6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7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8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9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10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11</text:p>
          </table:table-cell>
          <table:table-cell table:style-name="Default" table:number-columns-repeated="4"/>
          <table:table-cell table:number-columns-repeated="16378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05:28:54.0377942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1-17T17:05:29Z</meta:creation-date>
    <dc:date>2024-11-21T07:18:27.075175904</dc:date>
    <meta:editing-cycles>14</meta:editing-cycles>
    <meta:editing-duration>PT3H13M35S</meta:editing-duration>
    <meta:document-statistic meta:table-count="1" meta:cell-count="401" meta:object-count="0"/>
  </office:meta>
</office:document-meta>
</file>